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Pictures/100002010000017300000089F4976BA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ce style:name="Helvetica Neue" svg:font-family="'Helvetica Neue'"/>
    <style:font-face style:name="Helvetica Neue Light1" svg:font-family="'Helvetica Neue Light'"/>
    <style:font-face style:name="Menlo1" svg:font-family="Menlo"/>
    <style:font-face style:name="Helvetica" svg:font-family="Helvetica" style:font-pitch="variable"/>
    <style:font-face style:name="Helvetica Neue1" svg:font-family="'Helvetica Neue'" style:font-pitch="variable"/>
    <style:font-face style:name="Helvetica Neue Light" svg:font-family="'Helvetica Neue Light'"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Menlo" svg:font-family="Menlo" style:font-pitch="variable"/>
    <style:font-face style:name="SimSun1" svg:font-family="SimSun"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graphic-properties style:protect="size"/>
    </style:style>
    <style:style style:name="gr2" style:family="graphic" style:parent-style-name="standard">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no-wrap"/>
    </style:style>
    <style:style style:name="gr3" style:family="graphic" style:parent-style-name="standard">
      <style:graphic-properties draw:stroke="solid" svg:stroke-width="0.071cm" svg:stroke-color="#000000" draw:marker-end="msArrowEnd_20_5" draw:marker-end-width="0.213cm" draw:marker-end-center="false" draw:stroke-linejoin="miter" draw:fill="none" draw:textarea-horizontal-align="center" draw:textarea-vertical-align="middle" draw:auto-grow-height="false" draw:fit-to-size="false" fo:padding-top="0.141cm" fo:padding-bottom="0.141cm" fo:padding-left="0.141cm" fo:padding-right="0.141cm" fo:wrap-option="wrap"/>
    </style:style>
    <style:style style:name="gr4" style:family="graphic" style:parent-style-name="standard">
      <style:graphic-properties draw:stroke="solid" svg:stroke-width="0.071cm" svg:stroke-color="#000000" draw:stroke-linejoin="miter" draw:fill="solid" draw:fill-color="#bee0f9" draw:textarea-vertical-align="middle" draw:auto-grow-height="false" draw:fit-to-size="false" fo:min-height="0cm" fo:min-width="0cm" fo:padding-top="0.141cm" fo:padding-bottom="0.141cm" fo:padding-left="0.141cm" fo:padding-right="0.141cm" fo:wrap-option="wrap"/>
    </style:style>
    <style:style style:name="gr5" style:family="graphic" style:parent-style-name="standard">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wrap"/>
    </style:style>
    <style:style style:name="pr1" style:family="presentation" style:parent-style-name="Title_20__26__20_Subtitle-title">
      <style:graphic-properties draw:stroke="none" svg:stroke-width="0.035cm" draw:stroke-linejoin="miter" draw:fill="none" draw:textarea-vertical-align="bottom" draw:auto-grow-height="false" draw:fit-to-size="false" fo:min-height="4.524cm" fo:padding-top="0.141cm" fo:padding-bottom="0.141cm" fo:padding-left="0.141cm" fo:padding-right="0.141cm" fo:wrap-option="wrap"/>
    </style:style>
    <style:style style:name="pr2" style:family="presentation" style:parent-style-name="Title_20__26__20_Subtitle-subtitle">
      <style:graphic-properties draw:stroke="none" svg:stroke-width="0.035cm" draw:stroke-linejoin="miter" draw:fill="none" draw:fill-color="#ffffff" draw:textarea-vertical-align="top" draw:auto-grow-height="false" draw:fit-to-size="false" fo:min-height="15.713cm" fo:padding-top="0.141cm" fo:padding-bottom="0.141cm" fo:padding-left="0.141cm" fo:padding-right="0.141cm" fo:wrap-option="wrap"/>
    </style:style>
    <style:style style:name="pr3" style:family="presentation" style:parent-style-name="Title_20__26__20_Subtitle-notes">
      <style:graphic-properties draw:fill-color="#ffffff" fo:min-height="13.364cm"/>
    </style:style>
    <style:style style:name="pr4" style:family="presentation" style:parent-style-name="Title_20_-_20_Top-title">
      <style:graphic-properties draw:stroke="none" svg:stroke-width="0.035cm" draw:stroke-linejoin="miter" draw:fill="none" draw:textarea-vertical-align="bottom" draw:auto-grow-height="false" draw:fit-to-size="false" fo:min-height="4.524cm" fo:padding-top="0.141cm" fo:padding-bottom="0.141cm" fo:padding-left="0.141cm" fo:padding-right="0.141cm" fo:wrap-option="wrap"/>
    </style:style>
    <style:style style:name="pr5" style:family="presentation" style:parent-style-name="Title_20_-_20_Top-notes">
      <style:graphic-properties draw:fill-color="#ffffff" fo:min-height="13.364cm"/>
    </style:style>
    <style:style style:name="co1" style:family="table-column">
      <style:table-column-properties style:column-width="4.502cm" style:use-optimal-column-width="false"/>
    </style:style>
    <style:style style:name="co2" style:family="table-column">
      <style:table-column-properties style:column-width="4.503cm" style:use-optimal-column-width="false"/>
    </style:style>
    <style:style style:name="ro1" style:family="table-row">
      <style:table-row-properties style:row-height="1.122cm"/>
    </style:style>
    <style:style style:name="ro2" style:family="table-row">
      <style:table-row-properties style:row-height="1.123cm"/>
    </style:style>
    <style:style style:name="ce1" style:family="table-cell">
      <style:graphic-properties draw:fill="solid" draw:fill-color="#cbcbcb" style:repeat="repeat" draw:textarea-vertical-align="middle" fo:padding-top="0.141cm" fo:padding-bottom="0.141cm" fo:padding-left="0.141cm" fo:padding-right="0.141cm"/>
      <style:paragraph-properties fo:border="0.99pt solid #000000"/>
    </style:style>
    <style:style style:name="ce2" style:family="table-cell">
      <style:graphic-properties draw:fill="none" style:repeat="repeat" draw:textarea-vertical-align="middle" fo:padding-top="0.141cm" fo:padding-bottom="0.141cm" fo:padding-left="0.141cm" fo:padding-right="0.141cm"/>
      <style:paragraph-properties fo:border="0.99pt solid #000000"/>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56pt"/>
    </style:style>
    <style:style style:name="P3" style:family="paragraph">
      <style:paragraph-properties fo:margin-left="0cm" fo:margin-right="0cm" fo:margin-top="0.847cm" fo:margin-bottom="0cm" fo:line-height="100%" fo:text-align="start" fo:text-indent="0cm" style:writing-mode="lr-tb"/>
      <style:text-properties fo:hyphenate="false"/>
    </style:style>
    <style:style style:name="P4" style:family="paragraph">
      <style:paragraph-properties fo:text-align="start" style:font-independent-line-spacing="true"/>
      <style:text-properties fo:font-size="26pt"/>
    </style:style>
    <style:style style:name="P5" style:family="paragraph">
      <style:paragraph-properties fo:text-align="start" style:font-independent-line-spacing="true"/>
      <style:text-properties fo:font-size="42pt"/>
    </style:style>
    <style:style style:name="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7" style:family="paragraph">
      <style:paragraph-properties fo:margin-left="0cm" fo:margin-right="0cm" fo:margin-top="0cm" fo:margin-bottom="0cm" fo:line-height="100%" fo:text-align="center" fo:text-indent="0cm">
        <style:tab-stops>
          <style:tab-stop style:position="0cm"/>
        </style:tab-stops>
      </style:paragraph-properties>
      <style:text-properties fo:hyphenate="false"/>
    </style:style>
    <style:style style:name="P8" style:family="paragraph">
      <style:paragraph-properties fo:text-align="start" style:font-independent-line-spacing="true"/>
      <style:text-properties fo:font-size="36pt"/>
    </style:style>
    <style:style style:name="P9" style:family="paragraph">
      <style:paragraph-properties fo:text-align="start" style:font-independent-line-spacing="true"/>
      <style:text-properties fo:font-size="24pt"/>
    </style:style>
    <style:style style:name="P10" style:family="paragraph">
      <style:paragraph-properties fo:margin-left="0cm" fo:margin-right="0cm" fo:margin-top="0cm" fo:margin-bottom="0cm" fo:line-height="100%" fo:text-align="start" fo:text-indent="0.635cm" style:punctuation-wrap="simple" style:writing-mode="lr-tb">
        <style:tab-stops>
          <style:tab-stop style:position="0cm"/>
        </style:tab-stops>
      </style:paragraph-properties>
      <style:text-properties fo:hyphenate="false"/>
    </style:style>
    <style:style style:name="T1" style:family="text">
      <style:text-properties fo:font-variant="normal" fo:text-transform="none" fo:color="#000000" style:text-line-through-style="none" style:text-line-through-type="none" style:text-position="0% 100%" style:font-name="Helvetica Neue Light1" fo:font-size="56pt" fo:letter-spacing="normal" fo:font-style="normal" style:text-underline-style="none" fo:font-weight="normal" style:font-name-asian="Helvetica Neue Light1" style:font-size-asian="56pt" style:font-style-asian="normal" style:font-weight-asian="normal" style:font-name-complex="Helvetica Neue Light1" style:font-size-complex="56pt" style:font-style-complex="normal" style:font-weight-complex="normal"/>
    </style:style>
    <style:style style:name="T2" style:family="text">
      <style:text-properties fo:font-variant="normal" fo:text-transform="none" fo:color="#444444" style:text-line-through-style="none" style:text-line-through-type="none" style:text-position="0% 100%" style:font-name="Helvetica Neue" fo:font-size="26pt" fo:letter-spacing="normal" fo:font-style="normal" style:text-underline-style="none" fo:font-weight="normal" style:font-name-asian="Helvetica Neue" style:font-size-asian="26pt" style:font-style-asian="normal" style:font-weight-asian="normal" style:font-name-complex="Helvetica Neue" style:font-size-complex="2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Helvetica Neue Light1" fo:font-size="42pt" fo:letter-spacing="normal" fo:font-style="normal" style:text-underline-style="none" fo:font-weight="normal" style:font-name-asian="Helvetica Neue Light1" style:font-size-asian="42pt" style:font-style-asian="normal" style:font-weight-asian="normal" style:font-name-complex="Helvetica Neue Light1" style:font-size-complex="42pt" style:font-style-complex="normal" style:font-weight-complex="normal"/>
    </style:style>
    <style:style style:name="T4" style:family="text">
      <style:text-properties fo:font-variant="normal" fo:text-transform="none" fo:color="#0365c0" style:text-line-through-style="none" style:text-line-through-type="none" style:text-position="0% 100%" style:font-name="Menlo1" fo:font-size="18pt" fo:letter-spacing="normal" fo:font-style="normal" style:text-underline-style="none" fo:font-weight="normal" style:font-name-asian="Menlo1" style:font-size-asian="18pt" style:font-style-asian="normal" style:font-weight-asian="normal" style:font-name-complex="Menlo1"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Menlo1" fo:font-size="18pt" fo:letter-spacing="normal" fo:font-style="normal" style:text-underline-style="none" fo:font-weight="normal" style:font-name-asian="Menlo1" style:font-size-asian="18pt" style:font-style-asian="normal" style:font-weight-asian="normal" style:font-name-complex="Menlo1" style:font-size-complex="18pt" style:font-style-complex="normal" style:font-weight-complex="normal"/>
    </style:style>
    <style:style style:name="T6" style:family="text">
      <style:text-properties fo:font-variant="normal" fo:text-transform="none" fo:color="#c82506" style:text-line-through-style="none" style:text-line-through-type="none" style:text-position="0% 100%" style:font-name="Menlo1" fo:font-size="18pt" fo:letter-spacing="normal" fo:font-style="normal" style:text-underline-style="none" fo:font-weight="normal" style:font-name-asian="Menlo1" style:font-size-asian="18pt" style:font-style-asian="normal" style:font-weight-asian="normal" style:font-name-complex="Menlo1" style:font-size-complex="18pt" style:font-style-complex="normal" style:font-weight-complex="normal"/>
    </style:style>
    <style:style style:name="T7" style:family="text">
      <style:text-properties fo:font-variant="normal" fo:text-transform="none" fo:color="#868686" style:text-line-through-style="none" style:text-line-through-type="none" style:text-position="0% 100%" style:font-name="Menlo1" fo:font-size="18pt" fo:letter-spacing="normal" fo:font-style="normal" style:text-underline-style="none" fo:font-weight="normal" style:font-name-asian="Menlo1" style:font-size-asian="18pt" style:font-style-asian="normal" style:font-weight-asian="normal" style:font-name-complex="Menlo1"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Helvetica Neue" fo:font-size="18pt" fo:letter-spacing="normal" fo:font-style="italic" style:text-underline-style="none" fo:font-weight="bold" style:font-name-asian="Helvetica Neue" style:font-size-asian="18pt" style:font-style-asian="italic" style:font-weight-asian="bold" style:font-name-complex="Helvetica Neue" style:font-size-complex="18pt" style:font-style-complex="italic" style:font-weight-complex="bold"/>
    </style:style>
    <style:style style:name="T9" style:family="text">
      <style:text-properties fo:font-variant="normal" fo:text-transform="none" fo:color="#000000" style:text-line-through-style="none" style:text-line-through-type="none" style:text-position="0% 100%" style:font-name="Helvetica Neue Light1" fo:font-size="24pt" fo:letter-spacing="normal" fo:font-style="normal" style:text-underline-style="none" fo:font-weight="normal" style:font-name-asian="Helvetica Neue Light1" style:font-size-asian="24pt" style:font-style-asian="normal" style:font-weight-asian="normal" style:font-name-complex="Helvetica Neue Light1" style:font-size-complex="2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Helvetica Neue Light1" fo:font-size="18pt" fo:letter-spacing="normal" fo:font-style="normal" style:text-underline-style="none" fo:font-weight="normal" style:font-name-asian="Helvetica Neue Light1" style:font-size-asian="18pt" style:font-style-asian="normal" style:font-weight-asian="normal" style:font-name-complex="Helvetica Neue Light1"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Helvetica Neue" fo:font-size="18pt" fo:letter-spacing="normal" fo:font-style="normal" style:text-underline-style="none" fo:font-weight="bold" style:font-name-asian="Helvetica Neue" style:font-size-asian="18pt" style:font-style-asian="normal" style:font-weight-asian="bold" style:font-name-complex="Helvetica Neue" style:font-size-complex="18pt" style:font-style-complex="normal" style:font-weight-complex="bold"/>
    </style:style>
    <style:style style:name="T12" style:family="text">
      <style:text-properties fo:font-variant="normal" fo:text-transform="none" fo:color="#0365c0" style:text-line-through-style="none" style:text-line-through-type="none" style:text-position="0% 100%" style:font-name="Menlo1" fo:font-size="16pt" fo:letter-spacing="normal" fo:font-style="normal" style:text-underline-style="none" fo:font-weight="normal" style:font-name-asian="Menlo1" style:font-size-asian="16pt" style:font-style-asian="normal" style:font-weight-asian="normal" style:font-name-complex="Menlo1"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Menlo1" fo:font-size="16pt" fo:letter-spacing="normal" fo:font-style="normal" style:text-underline-style="none" fo:font-weight="normal" style:font-name-asian="Menlo1" style:font-size-asian="16pt" style:font-style-asian="normal" style:font-weight-asian="normal" style:font-name-complex="Menlo1" style:font-size-complex="16pt" style:font-style-complex="normal" style:font-weight-complex="normal"/>
    </style:style>
    <style:style style:name="T14" style:family="text">
      <style:text-properties fo:font-variant="normal" fo:text-transform="none" fo:color="#c82506" style:text-line-through-style="none" style:text-line-through-type="none" style:text-position="0% 100%" style:font-name="Menlo1" fo:font-size="16pt" fo:letter-spacing="normal" fo:font-style="normal" style:text-underline-style="none" fo:font-weight="normal" style:font-name-asian="Menlo1" style:font-size-asian="16pt" style:font-style-asian="normal" style:font-weight-asian="normal" style:font-name-complex="Menlo1" style:font-size-complex="16pt" style:font-style-complex="normal" style:font-weight-complex="normal"/>
    </style:style>
    <style:style style:name="T15" style:family="text">
      <style:text-properties fo:font-variant="normal" fo:text-transform="none" fo:color="#868686" style:text-line-through-style="none" style:text-line-through-type="none" style:text-position="0% 100%" style:font-name="Menlo1" fo:font-size="16pt" fo:letter-spacing="normal" fo:font-style="normal" style:text-underline-style="none" fo:font-weight="normal" style:font-name-asian="Menlo1" style:font-size-asian="16pt" style:font-style-asian="normal" style:font-weight-asian="normal" style:font-name-complex="Menlo1" style:font-size-complex="16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4cm"/>
        <style:text-properties fo:font-family="StarSymbol" fo:color="#44444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365c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365c0" fo:font-size="100%"/>
      </text:list-level-style-number>
      <text:list-level-style-number text:level="2" style:num-format="">
        <style:list-level-properties text:space-before="0.6cm" text:min-label-width="0.6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number text:level="2" style:num-format="">
        <style:list-level-properties text:space-before="0.6cm" text:min-label-width="0.6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number text:level="2" style:num-format="">
        <style:list-level-properties text:space-before="0.6cm" text:min-label-width="0.6cm"/>
        <style:text-properties fo:color="#0365c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_26__20_Subtitle" presentation:presentation-page-layout-name="AL1T0">
        <draw:frame draw:name="Shape 310" presentation:style-name="pr1" draw:text-style-name="P2" draw:layer="layout" svg:width="32.948cm" svg:height="3.88cm" svg:x="1.588cm" svg:y="0.917cm" presentation:class="title" presentation:user-transformed="true">
          <draw:text-box>
            <text:p text:style-name="P1"><text:span text:style-name="T1">APPMOB - Javascript Prototypes</text:span></text:p>
          </draw:text-box>
        </draw:frame>
        <draw:frame draw:name="Shape 311" presentation:style-name="pr2" draw:text-style-name="P4" draw:layer="layout" svg:width="32.948cm" svg:height="18.238cm" svg:x="1.588cm" svg:y="6.456cm" presentation:class="subtitle" presentation:user-transformed="true">
          <draw:text-box>
            <text:list text:style-name="L2">
              <text:list-item>
                <text:p text:style-name="P3"><text:span text:style-name="T2">Olivier Liechti &amp; Simon Oulevay</text:span></text:p>
              </text:list-item>
              <text:list-item>
                <text:p text:style-name="P3"><text:span text:style-name="T2">COMEM Applications Mobiles</text:span></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rototypal Inheritance" draw:style-name="dp3" draw:master-page-name="Title_20_-_20_Top" presentation:presentation-page-layout-name="AL2T1" xml:id="id1" draw:id="id1">
        <draw:frame draw:name="Shape 313" presentation:style-name="pr4" draw:text-style-name="P5" draw:layer="layout" svg:width="32.948cm" svg:height="3.88cm" svg:x="1.588cm" svg:y="0.917cm" presentation:class="title" presentation:user-transformed="true">
          <draw:text-box>
            <text:p text:style-name="P1"><text:span text:style-name="T3">Prototypal Inheritance</text:span></text:p>
          </draw:text-box>
        </draw:frame>
        <draw:custom-shape draw:name="Shape 314" draw:style-name="gr2" draw:text-style-name="P5" draw:layer="layout" svg:width="14.428cm" svg:height="15.52cm" svg:x="2.113cm" svg:y="6.562cm">
          <text:p text:style-name="P6"><text:span text:style-name="T4">var</text:span><text:span text:style-name="T5"> object1 = {};</text:span></text:p>
          <text:p text:style-name="P6"><text:span text:style-name="T5">object1.a = </text:span><text:span text:style-name="T6">10</text:span><text:span text:style-name="T5">;</text:span></text:p>
          <text:p text:style-name="P6"><text:span text:style-name="T5"/></text:p>
          <text:p text:style-name="P6"><text:span text:style-name="T4">var</text:span><text:span text:style-name="T5"> object2 = Object.create(object1);</text:span></text:p>
          <text:p text:style-name="P6"><text:span text:style-name="T5">object2.b = </text:span><text:span text:style-name="T6">20</text:span><text:span text:style-name="T5">;</text:span></text:p>
          <text:p text:style-name="P6"><text:span text:style-name="T5"/></text:p>
          <text:p text:style-name="P6"><text:span text:style-name="T4">var</text:span><text:span text:style-name="T5"> object3 = Object.create(object2);</text:span></text:p>
          <text:p text:style-name="P6"><text:span text:style-name="T5">object3.c = </text:span><text:span text:style-name="T6">30</text:span><text:span text:style-name="T5">;</text:span></text:p>
          <text:p text:style-name="P6"><text:span text:style-name="T5"/></text:p>
          <text:p text:style-name="P6"><text:span text:style-name="T4">var</text:span><text:span text:style-name="T5"> object4 = Object.create(object2);</text:span></text:p>
          <text:p text:style-name="P6"><text:span text:style-name="T5">object4.a = </text:span><text:span text:style-name="T6">40</text:span><text:span text:style-name="T5">;</text:span></text:p>
          <text:p text:style-name="P6"><text:span text:style-name="T5">object4.c = </text:span><text:span text:style-name="T6">30</text:span><text:span text:style-name="T5">;</text:span></text:p>
          <text:p text:style-name="P6"><text:span text:style-name="T5"/></text:p>
          <text:p text:style-name="P6"><text:span text:style-name="T5">console.log(object3.a); </text:span><text:span text:style-name="T7">// 10</text:span></text:p>
          <text:p text:style-name="P6"><text:span text:style-name="T5">console.log(object3.b); </text:span><text:span text:style-name="T7">// 20</text:span></text:p>
          <text:p text:style-name="P6"><text:span text:style-name="T5">console.log(object3.c); </text:span><text:span text:style-name="T7">// 30</text:span></text:p>
          <text:p text:style-name="P6"><text:span text:style-name="T5"/></text:p>
          <text:p text:style-name="P6"><text:span text:style-name="T5">console.log(object4.a); </text:span><text:span text:style-name="T7">// 40</text:span></text:p>
          <text:p text:style-name="P6"><text:span text:style-name="T5">console.log(object4.b); </text:span><text:span text:style-name="T7">// 20</text:span></text:p>
          <text:p text:style-name="P6"><text:span text:style-name="T5">console.log(object4.c); </text:span><text:span text:style-name="T7">// 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15" draw:style-name="standard" draw:layer="layout" svg:width="9.004cm" svg:height="4.488cm" svg:x="20.853cm" svg:y="6.193cm">
          <table:table>
            <table:table-column table:style-name="co1"/>
            <table:table-column table:style-name="co2"/>
            <table:table-row table:style-name="ro1" table:default-cell-style-name="ce1">
              <table:table-cell>
                <text:p text:style-name="P7"><text:span text:style-name="T8">object1</text:span></text:p>
              </table:table-cell>
              <table:table-cell>
                <text:p text:style-name="P7"><text:span text:style-name="T8">value</text:span></text:p>
              </table:table-cell>
            </table:table-row>
            <table:table-row table:style-name="ro1">
              <table:table-cell table:style-name="ce1">
                <text:p text:style-name="P7"><text:span text:style-name="T8">a</text:span></text:p>
              </table:table-cell>
              <table:table-cell table:style-name="ce2">
                <text:p text:style-name="P7"><text:span text:style-name="T8">10</text:span></text:p>
              </table:table-cell>
            </table:table-row>
            <table:table-row table:style-name="ro1">
              <table:table-cell table:style-name="ce1">
                <text:p text:style-name="P7"><text:span text:style-name="T8">b</text:span></text:p>
              </table:table-cell>
              <table:table-cell table:style-name="ce2">
                <text:p text:style-name="P7"><text:span text:style-name="T8">undefined</text:span></text:p>
              </table:table-cell>
            </table:table-row>
            <table:table-row table:style-name="ro2">
              <table:table-cell table:style-name="ce1">
                <text:p text:style-name="P7"><text:span text:style-name="T8">c</text:span></text:p>
              </table:table-cell>
              <table:table-cell table:style-name="ce2">
                <text:p text:style-name="P7"><text:span text:style-name="T8">undefined</text:span></text:p>
              </table:table-cell>
            </table:table-row>
          </table:table>
          <draw:image xlink:href="Pictures/TablePreview1.svm" xlink:type="simple" xlink:show="embed" xlink:actuate="onLoad"/>
        </draw:frame>
        <draw:frame draw:name="Table 316" draw:style-name="standard" draw:layer="layout" svg:width="9.004cm" svg:height="4.488cm" svg:x="20.853cm" svg:y="12.819cm">
          <table:table>
            <table:table-column table:style-name="co1"/>
            <table:table-column table:style-name="co2"/>
            <table:table-row table:style-name="ro1" table:default-cell-style-name="ce1">
              <table:table-cell>
                <text:p text:style-name="P7"><text:span text:style-name="T8">object2</text:span></text:p>
              </table:table-cell>
              <table:table-cell>
                <text:p text:style-name="P7"><text:span text:style-name="T8">value</text:span></text:p>
              </table:table-cell>
            </table:table-row>
            <table:table-row table:style-name="ro1">
              <table:table-cell table:style-name="ce1">
                <text:p text:style-name="P7"><text:span text:style-name="T8">a</text:span></text:p>
              </table:table-cell>
              <table:table-cell table:style-name="ce2">
                <text:p text:style-name="P7"><text:span text:style-name="T8">inherited</text:span></text:p>
              </table:table-cell>
            </table:table-row>
            <table:table-row table:style-name="ro1">
              <table:table-cell table:style-name="ce1">
                <text:p text:style-name="P7"><text:span text:style-name="T8">b</text:span></text:p>
              </table:table-cell>
              <table:table-cell table:style-name="ce2">
                <text:p text:style-name="P7"><text:span text:style-name="T8">20</text:span></text:p>
              </table:table-cell>
            </table:table-row>
            <table:table-row table:style-name="ro2">
              <table:table-cell table:style-name="ce1">
                <text:p text:style-name="P7"><text:span text:style-name="T8">c</text:span></text:p>
              </table:table-cell>
              <table:table-cell table:style-name="ce2">
                <text:p text:style-name="P7"><text:span text:style-name="T8">undefined</text:span></text:p>
              </table:table-cell>
            </table:table-row>
          </table:table>
          <draw:image xlink:href="Pictures/TablePreview2.svm" xlink:type="simple" xlink:show="embed" xlink:actuate="onLoad"/>
        </draw:frame>
        <draw:frame draw:name="Table 317" draw:style-name="standard" draw:layer="layout" svg:width="9.004cm" svg:height="4.488cm" svg:x="15.561cm" svg:y="19.445cm">
          <table:table>
            <table:table-column table:style-name="co1"/>
            <table:table-column table:style-name="co2"/>
            <table:table-row table:style-name="ro1" table:default-cell-style-name="ce1">
              <table:table-cell>
                <text:p text:style-name="P7"><text:span text:style-name="T8">object3</text:span></text:p>
              </table:table-cell>
              <table:table-cell>
                <text:p text:style-name="P7"><text:span text:style-name="T8">value</text:span></text:p>
              </table:table-cell>
            </table:table-row>
            <table:table-row table:style-name="ro1">
              <table:table-cell table:style-name="ce1">
                <text:p text:style-name="P7"><text:span text:style-name="T8">a</text:span></text:p>
              </table:table-cell>
              <table:table-cell table:style-name="ce2">
                <text:p text:style-name="P7"><text:span text:style-name="T8">inherited</text:span></text:p>
              </table:table-cell>
            </table:table-row>
            <table:table-row table:style-name="ro1">
              <table:table-cell table:style-name="ce1">
                <text:p text:style-name="P7"><text:span text:style-name="T8">b</text:span></text:p>
              </table:table-cell>
              <table:table-cell table:style-name="ce2">
                <text:p text:style-name="P7"><text:span text:style-name="T8">inherited</text:span></text:p>
              </table:table-cell>
            </table:table-row>
            <table:table-row table:style-name="ro2">
              <table:table-cell table:style-name="ce1">
                <text:p text:style-name="P7"><text:span text:style-name="T8">c</text:span></text:p>
              </table:table-cell>
              <table:table-cell table:style-name="ce2">
                <text:p text:style-name="P7"><text:span text:style-name="T8">30</text:span></text:p>
              </table:table-cell>
            </table:table-row>
          </table:table>
          <draw:image xlink:href="Pictures/TablePreview3.svm" xlink:type="simple" xlink:show="embed" xlink:actuate="onLoad"/>
        </draw:frame>
        <draw:line draw:name="Shape 318" draw:style-name="gr3" draw:text-style-name="P5" draw:layer="layout" svg:x1="25.272cm" svg:y1="12.846cm" svg:x2="25.272cm" svg:y2="10.579cm">
          <text:p/>
        </draw:line>
        <draw:line draw:name="Shape 319" draw:style-name="gr3" draw:text-style-name="P5" draw:layer="layout" svg:x1="19.897cm" svg:y1="19.456cm" svg:x2="25.32cm" svg:y2="17.224cm">
          <text:p/>
        </draw:line>
        <draw:frame draw:name="Table 320" draw:style-name="standard" draw:layer="layout" svg:width="9.004cm" svg:height="4.488cm" svg:x="26.145cm" svg:y="19.445cm">
          <table:table>
            <table:table-column table:style-name="co1"/>
            <table:table-column table:style-name="co2"/>
            <table:table-row table:style-name="ro1" table:default-cell-style-name="ce1">
              <table:table-cell>
                <text:p text:style-name="P7"><text:span text:style-name="T8">object4</text:span></text:p>
              </table:table-cell>
              <table:table-cell>
                <text:p text:style-name="P7"><text:span text:style-name="T8">value</text:span></text:p>
              </table:table-cell>
            </table:table-row>
            <table:table-row table:style-name="ro1">
              <table:table-cell table:style-name="ce1">
                <text:p text:style-name="P7"><text:span text:style-name="T8">a</text:span></text:p>
              </table:table-cell>
              <table:table-cell table:style-name="ce2">
                <text:p text:style-name="P7"><text:span text:style-name="T8">40</text:span></text:p>
              </table:table-cell>
            </table:table-row>
            <table:table-row table:style-name="ro1">
              <table:table-cell table:style-name="ce1">
                <text:p text:style-name="P7"><text:span text:style-name="T8">b</text:span></text:p>
              </table:table-cell>
              <table:table-cell table:style-name="ce2">
                <text:p text:style-name="P7"><text:span text:style-name="T8">inherited</text:span></text:p>
              </table:table-cell>
            </table:table-row>
            <table:table-row table:style-name="ro2">
              <table:table-cell table:style-name="ce1">
                <text:p text:style-name="P7"><text:span text:style-name="T8">c</text:span></text:p>
              </table:table-cell>
              <table:table-cell table:style-name="ce2">
                <text:p text:style-name="P7"><text:span text:style-name="T8">30</text:span></text:p>
              </table:table-cell>
            </table:table-row>
          </table:table>
          <draw:image xlink:href="Pictures/TablePreview4.svm" xlink:type="simple" xlink:show="embed" xlink:actuate="onLoad"/>
        </draw:frame>
        <draw:line draw:name="Shape 321" draw:style-name="gr3" draw:text-style-name="P5" draw:layer="layout" svg:x1="30.5cm" svg:y1="19.476cm" svg:x2="25.32cm" svg:y2="17.207cm">
          <text:p/>
        </draw:line>
        <draw:custom-shape draw:name="Shape 322" draw:style-name="gr2" draw:text-style-name="P8" draw:layer="layout" svg:width="25.592cm" svg:height="1.804cm" svg:x="5.265cm" svg:y="24.583cm">
          <text:p text:style-name="P6"><text:a xlink:href="http://codepen.io/AlphaHydrae/pen/bNQKmy/" xlink:type="simple">http://codepen.io/AlphaHydrae/pen/bNQKmy/</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3" draw:style-name="gr2" draw:text-style-name="P9" draw:layer="layout" svg:width="3.786cm" svg:height="1.296cm" svg:x="29.149cm" svg:y="17.468cm">
          <text:p text:style-name="P6"><text:span text:style-name="T9">prototy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4" draw:style-name="gr2" draw:text-style-name="P9" draw:layer="layout" svg:width="3.786cm" svg:height="1.296cm" svg:x="25.628cm" svg:y="11.067cm">
          <text:p text:style-name="P6"><text:span text:style-name="T9">prototy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1s" smil:type="fade" smil:subtype="crossfad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Class-like Inheritance with Prototypes" draw:style-name="dp1" draw:master-page-name="Title_20_-_20_Top" presentation:presentation-page-layout-name="AL2T1">
        <draw:frame draw:name="Shape 326" presentation:style-name="pr4" draw:text-style-name="P5" draw:layer="layout" svg:width="32.948cm" svg:height="3.88cm" svg:x="1.588cm" svg:y="0.917cm" presentation:class="title" presentation:user-transformed="true">
          <draw:text-box>
            <text:p text:style-name="P1"><text:span text:style-name="T3">Class-like Inheritance with Prototypes</text:span></text:p>
          </draw:text-box>
        </draw:frame>
        <draw:custom-shape draw:name="Shape 327" draw:style-name="gr2" draw:text-style-name="P5" draw:layer="layout" svg:width="20.925cm" svg:height="16.282cm" svg:x="7.346cm" svg:y="7.452cm">
          <text:p text:style-name="P6"><text:span text:style-name="T4">function</text:span><text:span text:style-name="T5"> Person(name) {</text:span></text:p>
          <text:p text:style-name="P6"><text:span text:style-name="T5"><text:s text:c="2"/></text:span><text:span text:style-name="T4">this</text:span><text:span text:style-name="T5">.name = name;</text:span></text:p>
          <text:p text:style-name="P6"><text:span text:style-name="T5">}</text:span></text:p>
          <text:p text:style-name="P6"><text:span text:style-name="T5"/></text:p>
          <text:p text:style-name="P6"><text:span text:style-name="T5">Person.prototype.isAlive = </text:span><text:span text:style-name="T4">function</text:span><text:span text:style-name="T5">() {</text:span></text:p>
          <text:p text:style-name="P6"><text:span text:style-name="T5"><text:s text:c="2"/></text:span><text:span text:style-name="T5">return </text:span><text:span text:style-name="T6">true</text:span><text:span text:style-name="T5">;</text:span></text:p>
          <text:p text:style-name="P6"><text:span text:style-name="T5">};</text:span></text:p>
          <text:p text:style-name="P6"><text:span text:style-name="T5"/></text:p>
          <text:p text:style-name="P6"><text:span text:style-name="T5">Person.prototype.canEat = </text:span><text:span text:style-name="T4">function</text:span><text:span text:style-name="T5">() {</text:span></text:p>
          <text:p text:style-name="P6"><text:span text:style-name="T5"><text:s text:c="2"/></text:span><text:span text:style-name="T5">return </text:span><text:span text:style-name="T6">true</text:span><text:span text:style-name="T5">;</text:span></text:p>
          <text:p text:style-name="P6"><text:span text:style-name="T5">};</text:span></text:p>
          <text:p text:style-name="P6"><text:span text:style-name="T5"/></text:p>
          <text:p text:style-name="P6"><text:span text:style-name="T5">Person.prototype.hello = </text:span><text:span text:style-name="T4">function</text:span><text:span text:style-name="T5">(name) {</text:span></text:p>
          <text:p text:style-name="P6"><text:span text:style-name="T5"><text:s text:c="2"/></text:span><text:span text:style-name="T5">return </text:span><text:span text:style-name="T6">"Hello "</text:span><text:span text:style-name="T5"> + name + </text:span><text:span text:style-name="T6">"! I'm "</text:span><text:span text:style-name="T5"> + this.name + </text:span><text:span text:style-name="T6">"."</text:span><text:span text:style-name="T5">;</text:span></text:p>
          <text:p text:style-name="P6"><text:span text:style-name="T5">};</text:span></text:p>
          <text:p text:style-name="P6"><text:span text:style-name="T5"/></text:p>
          <text:p text:style-name="P6"><text:span text:style-name="T4">var</text:span><text:span text:style-name="T5"> john = </text:span><text:span text:style-name="T4">new</text:span><text:span text:style-name="T5"> Person(</text:span><text:span text:style-name="T6">"John"</text:span><text:span text:style-name="T5">);</text:span></text:p>
          <text:p text:style-name="P6"><text:span text:style-name="T5"/></text:p>
          <text:p text:style-name="P6"><text:span text:style-name="T5">john.isAlive(); <text:s text:c="3"/></text:span><text:span text:style-name="T7">// true</text:span></text:p>
          <text:p text:style-name="P6"><text:span text:style-name="T5">john.canEat(); <text:s text:c="4"/></text:span><text:span text:style-name="T7">// true</text:span></text:p>
          <text:p text:style-name="P6"><text:span text:style-name="T5">john.hello(</text:span><text:span text:style-name="T6">"Bob"</text:span><text:span text:style-name="T5">); </text:span><text:span text:style-name="T7">// "Hello Bob! I'm Joh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8" draw:style-name="gr4" draw:text-style-name="P5" draw:layer="layout" svg:width="14.892cm" svg:height="2.829cm" svg:x="16.463cm" svg:y="6.491cm">
          <text:p text:style-name="P6"><text:span text:style-name="T10">This is a </text:span><text:span text:style-name="T11">constructor function</text:span><text:span text:style-name="T10">. The </text:span><text:span text:style-name="T11">this</text:span><text:span text:style-name="T10"> variable is the object that will be created. You can attach properties to that object.</text:span></text:p>
          <draw:enhanced-geometry draw:mirror-horizontal="false" draw:mirror-vertical="false" drawooo:sub-view-size="21600 21600" draw:text-areas="0 0 ?f2 ?f3" svg:viewBox="0 0 0 0" draw:type="ooxml-non-primitive" draw:enhanced-path="M 3020 0 C 2872 0 2752 631 2752 1414 L 2752 10653 0 13488 2752 16324 2752 20186 C 2752 20969 2872 21600 3020 21600 L 21331 21600 C 21480 21600 21600 20969 21600 20186 L 21600 1414 C 21600 631 21480 0 21331 0 L 3020 0 Z N">
            <draw:equation draw:name="f0" draw:formula="logwidth/2"/>
            <draw:equation draw:name="f1" draw:formula="logheight/2"/>
            <draw:equation draw:name="f2" draw:formula="logwidth"/>
            <draw:equation draw:name="f3" draw:formula="logheight"/>
          </draw:enhanced-geometry>
        </draw:custom-shape>
        <draw:custom-shape draw:name="Shape 329" draw:style-name="gr4" draw:text-style-name="P5" draw:layer="layout" svg:width="13.929cm" svg:height="4.628cm" svg:x="21.896cm" svg:y="10.362cm">
          <text:p text:style-name="P6"><text:span text:style-name="T10">The </text:span><text:span text:style-name="T11">prototype</text:span><text:span text:style-name="T10"> of the function will be the prototype of the created object. You can add functions (or methods) to it. All objects created with this constructor function will have these methods (through the prototype).</text:span></text:p>
          <draw:enhanced-geometry draw:mirror-horizontal="false" draw:mirror-vertical="false" drawooo:sub-view-size="21600 21600" draw:text-areas="0 0 ?f2 ?f3" svg:viewBox="0 0 0 0" draw:type="ooxml-non-primitive" draw:enhanced-path="M 1697 0 C 1538 0 1410 386 1410 864 L 1410 15736 0 17464 1410 19198 1410 20736 C 1410 21214 1538 21600 1697 21600 L 21313 21600 C 21472 21600 21600 21214 21600 20736 L 21600 864 C 21600 386 21472 0 21313 0 L 1697 0 Z N">
            <draw:equation draw:name="f0" draw:formula="logwidth/2"/>
            <draw:equation draw:name="f1" draw:formula="logheight/2"/>
            <draw:equation draw:name="f2" draw:formula="logwidth"/>
            <draw:equation draw:name="f3" draw:formula="logheight"/>
          </draw:enhanced-geometry>
        </draw:custom-shape>
        <draw:custom-shape draw:name="Shape 330" draw:style-name="gr4" draw:text-style-name="P5" draw:layer="layout" svg:width="14.821cm" svg:height="2.829cm" svg:x="19.109cm" svg:y="18.839cm">
          <text:p text:style-name="P6"><text:span text:style-name="T10">By using the </text:span><text:span text:style-name="T11">new</text:span><text:span text:style-name="T10"> keyword, you call </text:span><text:span text:style-name="T11">Person</text:span><text:span text:style-name="T10"> as a </text:span><text:span text:style-name="T11">constructor function</text:span><text:span text:style-name="T10"> rather than as a regular function.</text:span></text:p>
          <draw:enhanced-geometry draw:mirror-horizontal="false" draw:mirror-vertical="false" drawooo:sub-view-size="21600 21600" draw:text-areas="0 0 ?f2 ?f3" svg:viewBox="0 0 0 0" draw:type="ooxml-non-primitive" draw:enhanced-path="M 2932 0 C 2783 0 2662 631 2662 1414 L 2662 6883 0 9719 2662 12554 2662 20186 C 2662 20969 2783 21600 2932 21600 L 21330 21600 C 21479 21600 21600 20969 21600 20186 L 21600 1414 C 21600 631 21479 0 21330 0 L 2932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Class-like Inheritance with Prototypes" draw:style-name="dp1" draw:master-page-name="Title_20_-_20_Top" presentation:presentation-page-layout-name="AL2T1">
        <draw:frame draw:name="Shape 332" presentation:style-name="pr4" draw:text-style-name="P5" draw:layer="layout" svg:width="32.948cm" svg:height="3.88cm" svg:x="1.588cm" svg:y="0.917cm" presentation:class="title" presentation:user-transformed="true">
          <draw:text-box>
            <text:p text:style-name="P1"><text:span text:style-name="T3">Class-like Inheritance with Prototypes</text:span></text:p>
          </draw:text-box>
        </draw:frame>
        <draw:custom-shape draw:name="Shape 333" draw:style-name="gr2" draw:text-style-name="P5" draw:layer="layout" svg:width="19.784cm" svg:height="14.758cm" svg:x="10.463cm" svg:y="7.16cm">
          <text:p text:style-name="P6"><text:span text:style-name="T4">function</text:span><text:span text:style-name="T5"> Zombie() {</text:span></text:p>
          <text:p text:style-name="P6"><text:span text:style-name="T5">}</text:span></text:p>
          <text:p text:style-name="P6"><text:span text:style-name="T5"/></text:p>
          <text:p text:style-name="P6"><text:span text:style-name="T5">Zombie.prototype = Object.create(Person.prototype);</text:span></text:p>
          <text:p text:style-name="P6"><text:span text:style-name="T5">Zombie.prototype.constructor = Zombie;</text:span></text:p>
          <text:p text:style-name="P6"><text:span text:style-name="T5"/></text:p>
          <text:p text:style-name="P6"><text:span text:style-name="T5">Zombie.prototype.isAlive = </text:span><text:span text:style-name="T4">function</text:span><text:span text:style-name="T5">() {</text:span></text:p>
          <text:p text:style-name="P6"><text:span text:style-name="T5"><text:s text:c="2"/></text:span><text:span text:style-name="T5">return </text:span><text:span text:style-name="T6">undefined</text:span><text:span text:style-name="T5">;</text:span></text:p>
          <text:p text:style-name="P6"><text:span text:style-name="T5">};</text:span></text:p>
          <text:p text:style-name="P6"><text:span text:style-name="T5"/></text:p>
          <text:p text:style-name="P6"><text:span text:style-name="T5">Zombie.prototype.hello = </text:span><text:span text:style-name="T4">function</text:span><text:span text:style-name="T5">() {</text:span></text:p>
          <text:p text:style-name="P6"><text:span text:style-name="T5"><text:s text:c="2"/></text:span><text:span text:style-name="T5">return </text:span><text:span text:style-name="T6">"Brainsssssssss!"</text:span><text:span text:style-name="T5">;</text:span></text:p>
          <text:p text:style-name="P6"><text:span text:style-name="T5">};</text:span></text:p>
          <text:p text:style-name="P6"><text:span text:style-name="T5"/></text:p>
          <text:p text:style-name="P6"><text:span text:style-name="T4">var</text:span><text:span text:style-name="T5"> graar = </text:span><text:span text:style-name="T4">new</text:span><text:span text:style-name="T5"> Zombie();</text:span></text:p>
          <text:p text:style-name="P6"><text:span text:style-name="T5"/></text:p>
          <text:p text:style-name="P6"><text:span text:style-name="T5">graar.isAlive(); <text:s text:c="3"/></text:span><text:span text:style-name="T7">// undefined</text:span></text:p>
          <text:p text:style-name="P6"><text:span text:style-name="T5">graar.canEat(); <text:s text:c="4"/></text:span><text:span text:style-name="T7">// true</text:span></text:p>
          <text:p text:style-name="P6"><text:span text:style-name="T5">graar.hello(</text:span><text:span text:style-name="T6">"Bob"</text:span><text:span text:style-name="T5">); </text:span><text:span text:style-name="T7">// "Brainsssssss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4" draw:style-name="gr2" draw:text-style-name="P8" draw:layer="layout" svg:width="25.55cm" svg:height="1.804cm" svg:x="5.286cm" svg:y="23.324cm">
          <text:p text:style-name="P6"><text:a xlink:href="http://codepen.io/AlphaHydrae/pen/RNqBwq/" xlink:type="simple">http://codepen.io/AlphaHydrae/pen/RNqBwq/</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5" draw:style-name="gr4" draw:text-style-name="P5" draw:layer="layout" svg:width="10.794cm" svg:height="3.218cm" svg:x="24.194cm" svg:y="6.418cm">
          <text:p text:style-name="P6"><text:span text:style-name="T10">The </text:span><text:span text:style-name="T11">prototype</text:span><text:span text:style-name="T10"> of Zombie a Person. This is how you can simulate class-like behavior.</text:span></text:p>
          <draw:enhanced-geometry draw:mirror-horizontal="false" draw:mirror-vertical="false" drawooo:sub-view-size="21600 21600" draw:text-areas="0 0 ?f2 ?f3" svg:viewBox="0 0 0 0" draw:type="ooxml-non-primitive" draw:enhanced-path="M 3796 0 C 3595 0 3432 546 3432 1221 L 3432 15194 0 21600 7652 18752 21236 18752 C 21437 18752 21600 18206 21600 17532 L 21600 1221 C 21600 546 21437 0 21236 0 L 3796 0 Z N">
            <draw:equation draw:name="f0" draw:formula="logwidth/2"/>
            <draw:equation draw:name="f1" draw:formula="logheight/2"/>
            <draw:equation draw:name="f2" draw:formula="logwidth"/>
            <draw:equation draw:name="f3" draw:formula="logheight"/>
          </draw:enhanced-geometry>
        </draw:custom-shape>
        <draw:custom-shape draw:name="Shape 336" draw:style-name="gr4" draw:text-style-name="P5" draw:layer="layout" svg:width="9.05cm" svg:height="3.801cm" svg:x="1.039cm" svg:y="17.123cm">
          <text:p text:style-name="P6"><text:span text:style-name="T11">canEat</text:span><text:span text:style-name="T10"> is not defined on the Zombie prototype. It is </text:span><text:span text:style-name="T11">inherited</text:span><text:span text:style-name="T10"> from the Person prototype.</text:span></text:p>
          <draw:enhanced-geometry draw:mirror-horizontal="false" draw:mirror-vertical="false" drawooo:sub-view-size="21600 21600" draw:text-areas="0 0 ?f2 ?f3" svg:viewBox="0 0 0 0" draw:type="ooxml-non-primitive" draw:enhanced-path="M 413 0 C 184 0 0 439 0 983 L 0 20610 C 0 21155 184 21600 413 21600 L 17127 21600 C 17259 21600 17372 21445 17448 21218 L 21600 19308 17543 17435 17543 983 C 17543 439 17356 0 17127 0 L 413 0 Z N">
            <draw:equation draw:name="f0" draw:formula="logwidth/2"/>
            <draw:equation draw:name="f1" draw:formula="logheight/2"/>
            <draw:equation draw:name="f2" draw:formula="logwidth"/>
            <draw:equation draw:name="f3" draw:formula="logheight"/>
          </draw:enhanced-geometry>
        </draw:custom-shape>
        <draw:custom-shape draw:name="Shape 337" draw:style-name="gr4" draw:text-style-name="P5" draw:layer="layout" svg:width="8.99cm" svg:height="3.113cm" svg:x="1.087cm" svg:y="9.73cm">
          <text:p text:style-name="P6"><text:span text:style-name="T10">The Zombie prototype can </text:span><text:span text:style-name="T11">override</text:span><text:span text:style-name="T10"> methods of the Person prototype.</text:span></text:p>
          <draw:enhanced-geometry draw:mirror-horizontal="false" draw:mirror-vertical="false" drawooo:sub-view-size="21600 21600" draw:text-areas="0 0 ?f2 ?f3" svg:viewBox="0 0 0 0" draw:type="ooxml-non-primitive" draw:enhanced-path="M 413 0 C 184 0 0 532 0 1193 L 0 20400 C 0 21060 184 21600 413 21600 L 17127 21600 C 17258 21600 17371 21409 17447 21134 L 21600 18817 17543 16546 17543 1193 C 17543 532 17356 0 17127 0 L 413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Class-like Inheritance with Prototypes" draw:style-name="dp1" draw:master-page-name="Title_20_-_20_Top" presentation:presentation-page-layout-name="AL2T1">
        <draw:frame draw:name="Shape 339" presentation:style-name="pr4" draw:text-style-name="P5" draw:layer="layout" svg:width="32.948cm" svg:height="3.88cm" svg:x="1.588cm" svg:y="0.917cm" presentation:class="title" presentation:user-transformed="true">
          <draw:text-box>
            <text:p text:style-name="P1"><text:span text:style-name="T3">Class-like Inheritance with Prototypes</text:span></text:p>
          </draw:text-box>
        </draw:frame>
        <draw:custom-shape draw:name="Shape 340" draw:style-name="gr2" draw:text-style-name="P5" draw:layer="layout" svg:width="25.516cm" svg:height="7.9cm" svg:x="3.676cm" svg:y="16.264cm">
          <text:p text:style-name="P6"><text:span text:style-name="T4">function</text:span><text:span text:style-name="T5"> Zombie() {</text:span></text:p>
          <text:p text:style-name="P10"><text:span text:style-name="T5">Person.call(</text:span><text:span text:style-name="T4">this</text:span><text:span text:style-name="T5">, </text:span><text:span text:style-name="T6">"Zombies have no name"</text:span><text:span text:style-name="T5">);</text:span></text:p>
          <text:p text:style-name="P6"><text:span text:style-name="T5">}</text:span></text:p>
          <text:p text:style-name="P6"><text:span text:style-name="T5"/></text:p>
          <text:p text:style-name="P6"><text:span text:style-name="T5">Zombie.prototype = Object.create(Person.prototype);</text:span></text:p>
          <text:p text:style-name="P6"><text:span text:style-name="T5">Zombie.prototype.constructor = Zombie;</text:span></text:p>
          <text:p text:style-name="P6"><text:span text:style-name="T5"/></text:p>
          <text:p text:style-name="P6"><text:span text:style-name="T5">Zombie.prototype.hello = </text:span><text:span text:style-name="T4">function</text:span><text:span text:style-name="T5">(name) {</text:span></text:p>
          <text:p text:style-name="P10"><text:span text:style-name="T4">return</text:span><text:span text:style-name="T5"> Person.prototype.call(</text:span><text:span text:style-name="T4">this</text:span><text:span text:style-name="T5">, name) + </text:span><text:span text:style-name="T6">" Let's eat brainsss!"</text:span><text:span text:style-name="T5">;</text:span></text:p>
          <text:p text:style-name="P6"><text:span text:style-name="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1" draw:style-name="gr4" draw:text-style-name="P5" draw:layer="layout" svg:width="11.298cm" svg:height="3.414cm" svg:x="20.369cm" svg:y="14.132cm">
          <text:p text:style-name="P6"><text:span text:style-name="T10">This is how you would call the</text:span><text:span text:style-name="T11"> parent constructor</text:span><text:span text:style-name="T10">, the equivalent of </text:span><text:span text:style-name="T11">super</text:span><text:span text:style-name="T10"> in Java.</text:span></text:p>
          <draw:enhanced-geometry draw:mirror-horizontal="false" draw:mirror-vertical="false" drawooo:sub-view-size="21600 21600" draw:text-areas="0 0 ?f2 ?f3" svg:viewBox="0 0 0 0" draw:type="ooxml-non-primitive" draw:enhanced-path="M 3798 0 C 3597 0 3433 541 3433 1206 L 3433 15283 0 21600 7652 18790 21235 18790 C 21437 18790 21600 18250 21600 17584 L 21600 1206 C 21600 541 21437 0 21235 0 L 3798 0 Z N">
            <draw:equation draw:name="f0" draw:formula="logwidth/2"/>
            <draw:equation draw:name="f1" draw:formula="logheight/2"/>
            <draw:equation draw:name="f2" draw:formula="logwidth"/>
            <draw:equation draw:name="f3" draw:formula="logheight"/>
          </draw:enhanced-geometry>
        </draw:custom-shape>
        <draw:custom-shape draw:name="Shape 342" draw:style-name="gr5" draw:text-style-name="P5" draw:layer="layout" svg:width="31.807cm" svg:height="3.837cm" svg:x="2.158cm" svg:y="8.701cm">
          <text:p text:style-name="P6"><text:span text:style-name="T3">You usually avoid implementing Javascript "classes" like this, because it's not very read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3" draw:style-name="gr4" draw:text-style-name="P5" draw:layer="layout" svg:width="13.602cm" svg:height="4.056cm" svg:x="19.335cm" svg:y="18.309cm">
          <text:p text:style-name="P6"><text:span text:style-name="T10">This is how you would call the</text:span><text:span text:style-name="T11"> </text:span><text:span text:style-name="T10">method of the </text:span><text:span text:style-name="T11">parent prototype</text:span><text:span text:style-name="T10">, the equivalent of </text:span><text:span text:style-name="T11">super</text:span><text:span text:style-name="T10"> in Java.</text:span></text:p>
          <draw:enhanced-geometry draw:mirror-horizontal="false" draw:mirror-vertical="false" drawooo:sub-view-size="21600 21600" draw:text-areas="0 0 ?f2 ?f3" svg:viewBox="0 0 0 0" draw:type="ooxml-non-primitive" draw:enhanced-path="M 6428 0 C 6257 0 6118 464 6118 1039 L 6118 14873 0 21600 9294 17861 21290 17861 C 21462 17861 21600 17397 21600 16822 L 21600 1039 C 21600 464 21462 0 21290 0 L 6428 0 Z N">
            <draw:equation draw:name="f0" draw:formula="logwidth/2"/>
            <draw:equation draw:name="f1" draw:formula="logheight/2"/>
            <draw:equation draw:name="f2" draw:formula="logwidth"/>
            <draw:equation draw:name="f3" draw:formula="logheight"/>
          </draw:enhanced-geometry>
        </draw:custom-shap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Class Libraries" draw:style-name="dp1" draw:master-page-name="Title_20_-_20_Top" presentation:presentation-page-layout-name="AL2T1">
        <draw:frame draw:name="Shape 345" presentation:style-name="pr4" draw:text-style-name="P5" draw:layer="layout" svg:width="32.948cm" svg:height="3.88cm" svg:x="1.588cm" svg:y="0.917cm" presentation:class="title" presentation:user-transformed="true">
          <draw:text-box>
            <text:p text:style-name="P1"><text:span text:style-name="T3">Class Libraries</text:span></text:p>
          </draw:text-box>
        </draw:frame>
        <draw:custom-shape draw:name="Shape 346" draw:style-name="gr5" draw:text-style-name="P5" draw:layer="layout" svg:width="33.288cm" svg:height="2.058cm" svg:x="1.418cm" svg:y="6.018cm">
          <text:p text:style-name="P6"><text:span text:style-name="T3">Use an existing class library. For 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7" draw:style-name="gr2" draw:text-style-name="P5" draw:layer="layout" svg:width="32.59cm" svg:height="2.058cm" svg:x="1.767cm" svg:y="8.216cm">
          <text:p text:style-name="P6"><text:a xlink:href="http://ejohn.org/blog/simple-javascript-inheritance/" xlink:type="simple">http://ejohn.org/blog/simple-javascript-inheritance/</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8" draw:style-name="gr2" draw:text-style-name="P5" draw:layer="layout" svg:width="15.225cm" svg:height="14.476cm" svg:x="2.955cm" svg:y="11.53cm">
          <text:p text:style-name="P6"><text:span text:style-name="T12">var</text:span><text:span text:style-name="T13"> Person = Class.extend({</text:span></text:p>
          <text:p text:style-name="P6"><text:span text:style-name="T13">  </text:span><text:span text:style-name="T13">init: </text:span><text:span text:style-name="T12">function</text:span><text:span text:style-name="T13">(isDancing) {</text:span></text:p>
          <text:p text:style-name="P6"><text:span text:style-name="T13">    </text:span><text:span text:style-name="T12">this</text:span><text:span text:style-name="T13">.dancing = isDancing;</text:span></text:p>
          <text:p text:style-name="P6"><text:span text:style-name="T13">  </text:span><text:span text:style-name="T13">},</text:span></text:p>
          <text:p text:style-name="P6"><text:span text:style-name="T13">  </text:span><text:span text:style-name="T13">dance: </text:span><text:span text:style-name="T12">function</text:span><text:span text:style-name="T13">() {</text:span></text:p>
          <text:p text:style-name="P6"><text:span text:style-name="T13">    </text:span><text:span text:style-name="T12">return this</text:span><text:span text:style-name="T13">.dancing;</text:span></text:p>
          <text:p text:style-name="P6"><text:span text:style-name="T13">  </text:span><text:span text:style-name="T13">}</text:span></text:p>
          <text:p text:style-name="P6"><text:span text:style-name="T13">});</text:span></text:p>
          <text:p text:style-name="P6"><text:span text:style-name="T13"><text:tab/></text:span><text:span text:style-name="T13"><text:tab/></text:span><text:span text:style-name="T13"> </text:span></text:p>
          <text:p text:style-name="P6"><text:span text:style-name="T12">var</text:span><text:span text:style-name="T13"> Ninja = Person.extend({</text:span></text:p>
          <text:p text:style-name="P6"><text:span text:style-name="T13">  </text:span><text:span text:style-name="T13">init: </text:span><text:span text:style-name="T12">function</text:span><text:span text:style-name="T13">() {</text:span></text:p>
          <text:p text:style-name="P6"><text:span text:style-name="T13">    </text:span><text:span text:style-name="T12">this</text:span><text:span text:style-name="T13">._super(</text:span><text:span text:style-name="T14">false</text:span><text:span text:style-name="T13">);</text:span></text:p>
          <text:p text:style-name="P6"><text:span text:style-name="T13">  </text:span><text:span text:style-name="T13">},</text:span></text:p>
          <text:p text:style-name="P6"><text:span text:style-name="T13">  </text:span><text:span text:style-name="T13">dance: </text:span><text:span text:style-name="T12">function</text:span><text:span text:style-name="T13">() {</text:span></text:p>
          <text:p text:style-name="P6"><text:span text:style-name="T13">    </text:span><text:span text:style-name="T15">// Call the inherited version of dance()</text:span></text:p>
          <text:p text:style-name="P6"><text:span text:style-name="T13">    </text:span><text:span text:style-name="T12">return</text:span><text:span text:style-name="T13"> </text:span><text:span text:style-name="T12">this</text:span><text:span text:style-name="T13">._super();</text:span></text:p>
          <text:p text:style-name="P6"><text:span text:style-name="T13">  </text:span><text:span text:style-name="T13">},</text:span></text:p>
          <text:p text:style-name="P6"><text:span text:style-name="T13">  </text:span><text:span text:style-name="T13">swingSword: </text:span><text:span text:style-name="T12">function</text:span><text:span text:style-name="T13">(){</text:span></text:p>
          <text:p text:style-name="P6"><text:span text:style-name="T13">    </text:span><text:span text:style-name="T12">return</text:span><text:span text:style-name="T13"> </text:span><text:span text:style-name="T14">true</text:span><text:span text:style-name="T13">;</text:span></text:p>
          <text:p text:style-name="P6"><text:span text:style-name="T13">  </text:span><text:span text:style-name="T13">}</text:span></text:p>
          <text:p text:style-name="P6"><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9" draw:style-name="gr2" draw:text-style-name="P5" draw:layer="layout" svg:width="9.842cm" svg:height="4.852cm" svg:x="21.808cm" svg:y="16.341cm">
          <text:p text:style-name="P6"><text:span text:style-name="T4">var</text:span><text:span text:style-name="T5"> p = </text:span><text:span text:style-name="T4">new</text:span><text:span text:style-name="T5"> Person(</text:span><text:span text:style-name="T6">true</text:span><text:span text:style-name="T5">);</text:span></text:p>
          <text:p text:style-name="P6"><text:span text:style-name="T5">p.dance(); </text:span><text:span text:style-name="T7">// true</text:span></text:p>
          <text:p text:style-name="P6"><text:span text:style-name="T5"> </text:span></text:p>
          <text:p text:style-name="P6"><text:span text:style-name="T4">var</text:span><text:span text:style-name="T5"> n = </text:span><text:span text:style-name="T4">new</text:span><text:span text:style-name="T5"> Ninja();</text:span></text:p>
          <text:p text:style-name="P6"><text:span text:style-name="T5">n.dance(); </text:span><text:span text:style-name="T7">// false</text:span></text:p>
          <text:p text:style-name="P6"><text:span text:style-name="T5">n.swingSword(); </text:span><text:span text:style-name="T7">// tr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1" svg:font-family="Helvetica"/>
    <style:font-face style:name="Helvetica Neue" svg:font-family="'Helvetica Neue'"/>
    <style:font-face style:name="Helvetica Neue Light1" svg:font-family="'Helvetica Neue Light'"/>
    <style:font-face style:name="Menlo1" svg:font-family="Menlo"/>
    <style:font-face style:name="Helvetica" svg:font-family="Helvetica" style:font-pitch="variable"/>
    <style:font-face style:name="Helvetica Neue1" svg:font-family="'Helvetica Neue'" style:font-pitch="variable"/>
    <style:font-face style:name="Helvetica Neue Light" svg:font-family="'Helvetica Neue Light'"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Menlo" svg:font-family="Menlo" style:font-pitch="variable"/>
    <style:font-face style:name="SimSun1" svg:font-family="SimSun"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solid" draw:fill-color="#ffffff"/>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simple" style:writing-mode="lr-tb"/>
      <style:text-properties fo:font-variant="normal" fo:text-transform="none" fo:color="#444444" style:text-outline="false" style:text-line-through-style="none" style:text-line-through-type="none" style:text-position="0% 100%" style:font-name="Helvetica Neue" fo:font-family="'Helvetica Neue'" fo:font-size="26pt" fo:letter-spacing="normal" fo:font-style="normal" fo:text-shadow="none" style:text-underline-style="none" fo:font-weight="normal" style:letter-kerning="true" style:font-name-asian="Helvetica Neue" style:font-family-asian="'Helvetica Neue'" style:font-size-asian="26pt" style:font-style-asian="normal" style:font-weight-asian="normal" style:font-name-complex="Helvetica Neue" style:font-family-complex="'Helvetica Neue'" style:font-size-complex="26pt" style:font-style-complex="normal" style:font-weight-complex="normal" style:text-emphasize="none" style:font-relief="none" style:text-overline-style="none" style:text-overline-color="font-color" fo:hyphenate="false"/>
    </style:style>
    <style:style style:name="Title_20__26__20_Subtitle-outline2" style:display-name="Title &amp; Subtitle-outline2" style:family="presentation" style:parent-style-name="Title_20__26__20_Subtitle-outline1">
      <style:paragraph-properties fo:margin-left="0cm" fo:margin-right="0cm" fo:margin-top="0cm" fo:margin-bottom="0.4cm" fo:line-height="100%" fo:text-align="start" fo:text-indent="0cm" style:punctuation-wrap="simple" style:writing-mode="lr-tb"/>
      <style:text-properties fo:font-variant="normal" fo:text-transform="none" fo:color="#444444" style:text-line-through-style="none" style:text-line-through-type="none" style:text-position="0% 100%" style:font-name="Helvetica Neue" fo:font-family="'Helvetica Neue'" fo:font-size="26pt" fo:letter-spacing="normal" fo:font-style="normal" style:text-underline-style="none" fo:font-weight="normal" style:font-name-asian="Helvetica Neue" style:font-family-asian="'Helvetica Neue'" style:font-size-asian="26pt" style:font-style-asian="normal" style:font-weight-asian="normal" style:font-name-complex="Helvetica Neue" style:font-family-complex="'Helvetica Neue'" style:font-size-complex="26pt" style:font-style-complex="normal" style:font-weight-complex="normal" fo:hyphenate="false"/>
    </style:style>
    <style:style style:name="Title_20__26__20_Subtitle-outline3" style:display-name="Title &amp; Subtitle-outline3" style:family="presentation" style:parent-style-name="Title_20__26__20_Subtitle-outline2">
      <style:paragraph-properties fo:margin-left="0cm" fo:margin-right="0cm" fo:margin-top="0cm" fo:margin-bottom="0.3cm" fo:line-height="100%" fo:text-align="start" fo:text-indent="0cm" style:punctuation-wrap="simple" style:writing-mode="lr-tb"/>
      <style:text-properties fo:font-variant="normal" fo:text-transform="none" fo:color="#444444" style:text-line-through-style="none" style:text-line-through-type="none" style:text-position="0% 100%" style:font-name="Helvetica Neue" fo:font-family="'Helvetica Neue'" fo:font-size="26pt" fo:letter-spacing="normal" fo:font-style="normal" style:text-underline-style="none" fo:font-weight="normal" style:font-name-asian="Helvetica Neue" style:font-family-asian="'Helvetica Neue'" style:font-size-asian="26pt" style:font-style-asian="normal" style:font-weight-asian="normal" style:font-name-complex="Helvetica Neue" style:font-family-complex="'Helvetica Neue'" style:font-size-complex="26pt" style:font-style-complex="normal" style:font-weight-complex="normal" fo:hyphenate="false"/>
    </style:style>
    <style:style style:name="Title_20__26__20_Subtitle-outline4" style:display-name="Title &amp; Subtitle-outline4" style:family="presentation" style:parent-style-name="Title_20__26__20_Subtitle-outline3">
      <style:paragraph-properties fo:margin-left="0cm" fo:margin-right="0cm" fo:margin-top="0cm" fo:margin-bottom="0.2cm" fo:line-height="100%" fo:text-align="start" fo:text-indent="0cm" style:punctuation-wrap="simple" style:writing-mode="lr-tb"/>
      <style:text-properties fo:font-variant="normal" fo:text-transform="none" fo:color="#444444" style:text-line-through-style="none" style:text-line-through-type="none" style:text-position="0% 100%" style:font-name="Helvetica Neue" fo:font-family="'Helvetica Neue'" fo:font-size="26pt" fo:letter-spacing="normal" fo:font-style="normal" style:text-underline-style="none" fo:font-weight="normal" style:font-name-asian="Helvetica Neue" style:font-family-asian="'Helvetica Neue'" style:font-size-asian="26pt" style:font-style-asian="normal" style:font-weight-asian="normal" style:font-name-complex="Helvetica Neue" style:font-family-complex="'Helvetica Neue'" style:font-size-complex="26pt" style:font-style-complex="normal" style:font-weight-complex="normal" fo:hyphenate="false"/>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cm" style:punctuation-wrap="simple" style:writing-mode="lr-tb"/>
      <style:text-properties fo:font-variant="normal" fo:text-transform="none" fo:color="#000000" style:text-outline="false" style:text-line-through-style="none" style:text-line-through-type="none" style:text-position="0% 100%" style:font-name="Helvetica Neue Light1" fo:font-family="'Helvetica Neue Light'" fo:font-size="42pt" fo:letter-spacing="normal" fo:font-style="normal" fo:text-shadow="none" style:text-underline-style="none" fo:font-weight="normal" style:letter-kerning="true" style:font-name-asian="Helvetica Neue Light1" style:font-family-asian="'Helvetica Neue Light'" style:font-size-asian="42pt" style:font-style-asian="normal" style:font-weight-asian="normal" style:font-name-complex="Helvetica Neue Light1" style:font-family-complex="'Helvetica Neue Light'" style:font-size-complex="42pt" style:font-style-complex="normal" style:font-weight-complex="normal" style:text-emphasize="none" style:font-relief="none" style:text-overline-style="none" style:text-overline-color="font-color" fo:hyphenate="false"/>
    </style:style>
    <style:style style:name="Title_20_-_20_Top-background" style:display-name="Title - Top-background" style:family="presentation">
      <style:graphic-properties draw:stroke="none" draw:fill="solid" draw:fill-color="#ffffff"/>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simple" style:writing-mode="lr-tb"/>
      <style:text-properties fo:font-variant="normal" fo:text-transform="none" fo:color="#444444" style:text-outline="false" style:text-line-through-style="none" style:text-line-through-type="none" style:text-position="0% 100%" style:font-name="Helvetica Neue" fo:font-family="'Helvetica Neue'" fo:font-size="26pt" fo:letter-spacing="normal" fo:font-style="normal" fo:text-shadow="none" style:text-underline-style="none" fo:font-weight="normal" style:letter-kerning="true" style:font-name-asian="Helvetica Neue" style:font-family-asian="'Helvetica Neue'" style:font-size-asian="26pt" style:font-style-asian="normal" style:font-weight-asian="normal" style:font-name-complex="Helvetica Neue" style:font-family-complex="'Helvetica Neue'" style:font-size-complex="26pt" style:font-style-complex="normal" style:font-weight-complex="normal" style:text-emphasize="none" style:font-relief="none" style:text-overline-style="none" style:text-overline-color="font-color" fo:hyphenate="false"/>
    </style:style>
    <style:style style:name="Title_20_-_20_Top-outline2" style:display-name="Title - Top-outline2" style:family="presentation" style:parent-style-name="Title_20_-_20_Top-outline1">
      <style:paragraph-properties fo:margin-left="0cm" fo:margin-right="0cm" fo:margin-top="0cm" fo:margin-bottom="0.4cm" fo:line-height="100%" fo:text-align="start" fo:text-indent="0cm" style:punctuation-wrap="simple" style:writing-mode="lr-tb"/>
      <style:text-properties fo:font-variant="normal" fo:text-transform="none" fo:color="#444444" style:text-line-through-style="none" style:text-line-through-type="none" style:text-position="0% 100%" style:font-name="Helvetica Neue" fo:font-family="'Helvetica Neue'" fo:font-size="26pt" fo:letter-spacing="normal" fo:font-style="normal" style:text-underline-style="none" fo:font-weight="normal" style:font-name-asian="Helvetica Neue" style:font-family-asian="'Helvetica Neue'" style:font-size-asian="26pt" style:font-style-asian="normal" style:font-weight-asian="normal" style:font-name-complex="Helvetica Neue" style:font-family-complex="'Helvetica Neue'" style:font-size-complex="26pt" style:font-style-complex="normal" style:font-weight-complex="normal" fo:hyphenate="false"/>
    </style:style>
    <style:style style:name="Title_20_-_20_Top-outline3" style:display-name="Title - Top-outline3" style:family="presentation" style:parent-style-name="Title_20_-_20_Top-outline2">
      <style:paragraph-properties fo:margin-left="0cm" fo:margin-right="0cm" fo:margin-top="0cm" fo:margin-bottom="0.3cm" fo:line-height="100%" fo:text-align="start" fo:text-indent="0cm" style:punctuation-wrap="simple" style:writing-mode="lr-tb"/>
      <style:text-properties fo:font-variant="normal" fo:text-transform="none" fo:color="#444444" style:text-line-through-style="none" style:text-line-through-type="none" style:text-position="0% 100%" style:font-name="Helvetica Neue" fo:font-family="'Helvetica Neue'" fo:font-size="26pt" fo:letter-spacing="normal" fo:font-style="normal" style:text-underline-style="none" fo:font-weight="normal" style:font-name-asian="Helvetica Neue" style:font-family-asian="'Helvetica Neue'" style:font-size-asian="26pt" style:font-style-asian="normal" style:font-weight-asian="normal" style:font-name-complex="Helvetica Neue" style:font-family-complex="'Helvetica Neue'" style:font-size-complex="26pt" style:font-style-complex="normal" style:font-weight-complex="normal" fo:hyphenate="false"/>
    </style:style>
    <style:style style:name="Title_20_-_20_Top-outline4" style:display-name="Title - Top-outline4" style:family="presentation" style:parent-style-name="Title_20_-_20_Top-outline3">
      <style:paragraph-properties fo:margin-left="0cm" fo:margin-right="0cm" fo:margin-top="0cm" fo:margin-bottom="0.2cm" fo:line-height="100%" fo:text-align="start" fo:text-indent="0cm" style:punctuation-wrap="simple" style:writing-mode="lr-tb"/>
      <style:text-properties fo:font-variant="normal" fo:text-transform="none" fo:color="#444444" style:text-line-through-style="none" style:text-line-through-type="none" style:text-position="0% 100%" style:font-name="Helvetica Neue" fo:font-family="'Helvetica Neue'" fo:font-size="26pt" fo:letter-spacing="normal" fo:font-style="normal" style:text-underline-style="none" fo:font-weight="normal" style:font-name-asian="Helvetica Neue" style:font-family-asian="'Helvetica Neue'" style:font-size-asian="26pt" style:font-style-asian="normal" style:font-weight-asian="normal" style:font-name-complex="Helvetica Neue" style:font-family-complex="'Helvetica Neue'" style:font-size-complex="26pt" style:font-style-complex="normal" style:font-weight-complex="normal" fo:hyphenate="false"/>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cm" style:punctuation-wrap="simple" style:writing-mode="lr-tb"/>
      <style:text-properties fo:font-variant="normal" fo:text-transform="none" fo:color="#000000" style:text-outline="false" style:text-line-through-style="none" style:text-line-through-type="none" style:text-position="0% 100%" style:font-name="Helvetica Neue Light1" fo:font-family="'Helvetica Neue Light'" fo:font-size="42pt" fo:letter-spacing="normal" fo:font-style="normal" fo:text-shadow="none" style:text-underline-style="none" fo:font-weight="normal" style:letter-kerning="true" style:font-name-asian="Helvetica Neue Light1" style:font-family-asian="'Helvetica Neue Light'" style:font-size-asian="42pt" style:font-style-asian="normal" style:font-weight-asian="normal" style:font-name-complex="Helvetica Neue Light1" style:font-family-complex="'Helvetica Neue Light'" style:font-size-complex="42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35cm" svg:stroke-color="#9a9a9a" draw:stroke-linejoin="miter" draw:fill="none" draw:textarea-horizontal-align="center" draw:textarea-vertical-align="middle" draw:auto-grow-height="false" draw:fit-to-size="false" fo:padding-top="0.141cm" fo:padding-bottom="0.141cm" fo:padding-left="0.141cm" fo:padding-right="0.141cm" fo:wrap-option="wrap"/>
    </style:style>
    <style:style style:name="Mgr4" style:family="graphic" style:parent-style-name="Object_20_with_20_no_20_fill_20_and_20_no_20_line">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4.524cm" fo:padding-top="0.141cm" fo:padding-bottom="0.141cm" fo:padding-left="0.141cm" fo:padding-right="0.141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41cm" fo:padding-bottom="0.141cm" fo:padding-left="0.141cm" fo:padding-right="0.141cm" fo:wrap-option="wrap"/>
    </style:style>
    <style:style style:name="Mpr3" style:family="presentation" style:parent-style-name="Title_20__26__20_Subtitle-backgroundobjects">
      <style:graphic-properties draw:stroke="none" svg:stroke-width="0.035cm" draw:stroke-linejoin="miter" draw:fill="none" draw:fill-color="#ffffff" draw:textarea-vertical-align="top" draw:auto-grow-height="false" draw:fit-to-size="false" fo:min-height="15.713cm" fo:padding-top="0.141cm" fo:padding-bottom="0.141cm" fo:padding-left="0.141cm" fo:padding-right="0.141cm" fo:wrap-option="wrap"/>
    </style:style>
    <style:style style:name="Mpr4" style:family="presentation" style:parent-style-name="Title_20__26__20_Subtitle-backgroundobjects">
      <style:graphic-properties draw:stroke="none" draw:fill="none" draw:fill-color="#ffffff" draw:auto-grow-height="false" fo:min-height="1.485cm"/>
    </style:style>
    <style:style style:name="Mpr5" style:family="presentation" style:parent-style-name="Title_20__26__20_Subtitle-backgroundobjects">
      <style:graphic-properties draw:stroke="none" draw:fill="none" draw:fill-color="#ffffff" draw:textarea-vertical-align="bottom" draw:auto-grow-height="false" fo:min-height="1.485cm"/>
    </style:style>
    <style:style style:name="Mpr6" style:family="presentation" style:parent-style-name="Title_20_-_20_Top-title">
      <style:graphic-properties draw:stroke="none" svg:stroke-width="0.035cm" draw:stroke-linejoin="miter" draw:fill="none" draw:textarea-vertical-align="bottom" draw:auto-grow-height="false" draw:fit-to-size="false" fo:min-height="4.524cm" fo:padding-top="0.141cm" fo:padding-bottom="0.141cm" fo:padding-left="0.141cm" fo:padding-right="0.141cm" fo:wrap-option="wrap"/>
    </style:style>
    <style:style style:name="Mpr7" style:family="presentation" style:parent-style-name="Title_20_-_20_Top-backgroundobjects">
      <style:graphic-properties draw:stroke="none" svg:stroke-width="0.035cm" draw:stroke-linejoin="miter" draw:fill="none" draw:fill-color="#ffffff" draw:textarea-vertical-align="top" draw:auto-grow-height="false" draw:fit-to-size="false" fo:min-height="15.713cm" fo:padding-top="0.141cm" fo:padding-bottom="0.141cm" fo:padding-left="0.141cm" fo:padding-right="0.141cm" fo:wrap-option="wrap"/>
    </style:style>
    <style:style style:name="Mpr8" style:family="presentation" style:parent-style-name="Title_20_-_20_Top-backgroundobjects">
      <style:graphic-properties draw:stroke="none" draw:fill="none" draw:fill-color="#ffffff" draw:auto-grow-height="false" fo:min-height="1.485cm"/>
    </style:style>
    <style:style style:name="Mpr9" style:family="presentation" style:parent-style-name="Title_20_-_20_Top-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42pt"/>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42pt" fo:hyphenate="false"/>
    </style:style>
    <style:style style:name="MP6" style:family="paragraph">
      <style:paragraph-properties fo:text-align="start"/>
      <style:text-properties fo:font-size="26pt"/>
    </style:style>
    <style:style style:name="MP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26pt" fo:hyphenate="false"/>
    </style:style>
    <style:style style:name="MP8" style:family="paragraph">
      <style:paragraph-properties fo:margin-left="0cm" fo:margin-right="0cm" fo:margin-top="0cm" fo:margin-bottom="0cm" fo:text-indent="0cm">
        <style:tab-stops>
          <style:tab-stop style:position="0cm"/>
        </style:tab-stops>
      </style:paragraph-properties>
    </style:style>
    <style:style style:name="MP9" style:family="paragraph">
      <style:paragraph-properties fo:text-align="start" style:font-independent-line-spacing="true"/>
      <style:text-properties fo:font-size="26pt"/>
    </style:style>
    <style:style style:name="MP10" style:family="paragraph">
      <style:paragraph-properties fo:text-align="start" style:font-independent-line-spacing="true"/>
      <style:text-properties fo:font-size="14pt" style:font-size-asian="14pt" style:font-size-complex="14pt"/>
    </style:style>
    <style:style style:name="MT1" style:family="text">
      <style:text-properties fo:font-variant="normal" fo:text-transform="none" fo:color="#000000" style:text-line-through-style="none" style:text-line-through-type="none" style:text-position="0% 100%" style:font-name="Helvetica Neue Light1" fo:font-size="42pt" fo:letter-spacing="normal" fo:font-style="normal" style:text-underline-style="none" fo:font-weight="normal" style:font-name-asian="Helvetica Neue Light1" style:font-size-asian="42pt" style:font-style-asian="normal" style:font-weight-asian="normal" style:font-name-complex="Helvetica Neue Light1" style:font-size-complex="42pt" style:font-style-complex="normal" style:font-weight-complex="normal"/>
    </style:style>
    <style:style style:name="MT2" style:family="text">
      <style:text-properties fo:font-variant="normal" fo:text-transform="none" fo:color="#444444" style:text-line-through-style="none" style:text-line-through-type="none" style:text-position="0% 100%" style:font-name="Helvetica Neue" fo:font-size="26pt" fo:letter-spacing="normal" fo:font-style="normal" style:text-underline-style="none" fo:font-weight="normal" style:font-name-asian="Helvetica Neue" style:font-size-asian="26pt" style:font-style-asian="normal" style:font-weight-asian="normal" style:font-name-complex="Helvetica Neue" style:font-size-complex="2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44444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444444" fo:font-size="100%"/>
      </text:list-level-style-number>
      <text:list-level-style-number text:level="2" style:num-format="">
        <style:list-level-properties text:space-before="1.5cm" text:min-label-width="0.9cm"/>
        <style:text-properties fo:color="#444444"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444444" fo:font-size="100%"/>
      </text:list-level-style-number>
      <text:list-level-style-number text:level="2" style:num-format="">
        <style:list-level-properties text:space-before="1.5cm" text:min-label-width="0.9cm"/>
        <style:text-properties fo:color="#444444" fo:font-size="100%"/>
      </text:list-level-style-number>
      <text:list-level-style-number text:level="3" style:num-format="">
        <style:list-level-properties text:space-before="2.8cm" text:min-label-width="0.8cm"/>
        <style:text-properties fo:color="#444444"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444444" fo:font-size="100%"/>
      </text:list-level-style-number>
      <text:list-level-style-number text:level="2" style:num-format="">
        <style:list-level-properties text:space-before="1.5cm" text:min-label-width="0.9cm"/>
        <style:text-properties fo:color="#444444" fo:font-size="100%"/>
      </text:list-level-style-number>
      <text:list-level-style-number text:level="3" style:num-format="">
        <style:list-level-properties text:space-before="2.8cm" text:min-label-width="0.8cm"/>
        <style:text-properties fo:color="#444444" fo:font-size="100%"/>
      </text:list-level-style-number>
      <text:list-level-style-number text:level="4" style:num-format="">
        <style:list-level-properties text:space-before="4.2cm" text:min-label-width="0.6cm"/>
        <style:text-properties fo:color="#444444" fo:font-size="100%"/>
      </text:list-level-style-number>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number text:level="1" style:num-format="">
        <style:list-level-properties text:space-before="0.3cm" text:min-label-width="0.9cm"/>
        <style:text-properties fo:color="#444444" fo:font-size="100%"/>
      </text:list-level-style-number>
      <text:list-level-style-number text:level="2" style:num-format="">
        <style:list-level-properties text:space-before="1.5cm" text:min-label-width="0.9cm"/>
        <style:text-properties fo:color="#444444" fo:font-size="100%"/>
      </text:list-level-style-number>
      <text:list-level-style-number text:level="3" style:num-format="">
        <style:list-level-properties text:space-before="2.8cm" text:min-label-width="0.8cm"/>
        <style:text-properties fo:color="#444444" fo:font-size="100%"/>
      </text:list-level-style-number>
      <text:list-level-style-number text:level="4" style:num-format="">
        <style:list-level-properties text:space-before="4.2cm" text:min-label-width="0.6cm"/>
        <style:text-properties fo:color="#444444" fo:font-size="100%"/>
      </text:list-level-style-number>
      <text:list-level-style-number text:level="5" style:num-format="">
        <style:list-level-properties text:space-before="5.4cm" text:min-label-width="0.6cm"/>
        <style:text-properties fo:color="#444444" fo:font-size="100%"/>
      </text:list-level-style-number>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Title_20__26__20_Subtitle" style:display-name="Title &amp; Subtitle" style:page-layout-name="PM1" draw:style-name="Mdp1">
      <draw:line draw:name="Shape 2" draw:style-name="Mgr3" draw:text-style-name="MP3" draw:layer="backgroundobjects" drawooo:display="printer" svg:x1="1.799cm" svg:y1="5.468cm" svg:x2="34.325cm" svg:y2="5.468cm">
        <text:p/>
      </draw:line>
      <draw:frame draw:name="droppedImage.png" draw:style-name="Mgr4" draw:text-style-name="MP4" draw:layer="backgroundobjects" drawooo:display="printer" svg:width="6.137cm" svg:height="2.266cm" svg:x="28.328cm" svg:y="2.534cm">
        <draw:image xlink:href="Pictures/100002010000017300000089F4976BA5.png" xlink:type="simple" xlink:show="embed" xlink:actuate="onLoad">
          <text:p/>
        </draw:image>
      </draw:frame>
      <draw:line draw:name="Shape 13" draw:style-name="Mgr3" draw:text-style-name="MP3" draw:layer="backgroundobjects" svg:x1="1.799cm" svg:y1="13.193cm" svg:x2="34.325cm" svg:y2="13.194cm">
        <text:p/>
      </draw:line>
      <draw:frame draw:name="droppedImage.png" draw:style-name="Mgr4" draw:text-style-name="MP4" draw:layer="backgroundobjects" svg:width="13.087cm" svg:height="4.832cm" svg:x="20.623cm" svg:y="13.935cm">
        <draw:image xlink:href="Pictures/100002010000017300000089F4976BA5.png" xlink:type="simple" xlink:show="embed" xlink:actuate="onLoad">
          <text:p/>
        </draw:image>
      </draw:frame>
      <draw:frame draw:name="Shape 15" presentation:style-name="Mpr1" draw:text-style-name="MP3" draw:layer="backgroundobjects" svg:width="32.948cm" svg:height="8.818cm" svg:x="1.588cm" svg:y="3.669cm" presentation:class="title" presentation:user-transformed="true">
        <draw:text-box>
          <text:p text:style-name="MP5"><text:span text:style-name="MT1">Click to edit the title text formatTitle Text</text:span></text:p>
        </draw:text-box>
      </draw:frame>
      <draw:frame draw:name="Shape 16" presentation:style-name="Mpr2" draw:text-style-name="MP9" draw:layer="backgroundobjects" svg:width="32.948cm" svg:height="8.818cm" svg:x="1.588cm" svg:y="13.935cm" presentation:class="outline" presentation:user-transformed="true">
        <draw:text-box>
          <text:list text:style-name="ML3">
            <text:list-item>
              <text:p text:style-name="MP6"><text:span text:style-name="MT2">Click to edit the outline text format</text:span></text:p>
              <text:list>
                <text:list-item>
                  <text:p text:style-name="MP6"><text:span text:style-name="MT2">Second Outline Level</text:span></text:p>
                  <text:list>
                    <text:list-item>
                      <text:p text:style-name="MP6"><text:span text:style-name="MT2">Third Outline Level</text:span></text:p>
                      <text:list>
                        <text:list-item>
                          <text:p text:style-name="MP6"><text:span text:style-name="MT2">Fourth Outline Level</text:span></text:p>
                          <text:list>
                            <text:list-item>
                              <text:p text:style-name="MP6"><text:span text:style-name="MT2">Fifth Outline Level</text:span></text:p>
                              <text:list>
                                <text:list-item>
                                  <text:p text:style-name="MP6"><text:span text:style-name="MT2">Sixth Outline Level</text:span></text:p>
                                </text:list-item>
                              </text:list>
                            </text:list-item>
                          </text:list>
                        </text:list-item>
                      </text:list>
                    </text:list-item>
                  </text:list>
                </text:list-item>
              </text:list>
            </text:list-item>
          </text:list>
          <text:p text:style-name="MP7"><text:span text:style-name="MT2">Seventh Outline LevelBody Level One</text:span></text:p>
          <text:p text:style-name="MP8"><text:span text:style-name="MT2">Body Level Two</text:span></text:p>
          <text:p text:style-name="MP8"><text:span text:style-name="MT2">Body Level Three</text:span></text:p>
          <text:p text:style-name="MP8"><text:span text:style-name="MT2">Body Level Four</text:span></text:p>
          <text:p text:style-name="MP8"><text:span text:style-name="MT2">Body Level Five</text:span></text:p>
        </draw:text-box>
      </draw:frame>
      <draw:frame draw:name="Shape 17" presentation:style-name="Mpr3" draw:text-style-name="MP10" draw:layer="backgroundobjects" svg:width="0.866cm" svg:height="0.832cm" svg:x="34.078cm" svg:y="25.541cm" presentation:class="page-number" presentation:user-transformed="true">
        <draw:text-box>
          <text:p/>
        </draw:text-box>
      </draw:frame>
      <presentation:notes style:page-layout-name="PM0">
        <draw:page-thumbnail presentation:style-name="Title_20__26__20_Subtitle-title" draw:layer="backgroundobjects" svg:width="14.848cm" svg:height="11.136cm" svg:x="3.075cm" svg:y="2.257cm" presentation:class="page"/>
        <draw:frame presentation:style-name="Title_20__26__20_Subtitl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presentation:header/></text:p>
          </draw:text-box>
        </draw:frame>
        <draw:frame presentation:style-name="Mpr4" draw:text-style-name="MP2" draw:layer="backgroundobjects" svg:width="9.113cm" svg:height="1.484cm" svg:x="11.886cm" svg:y="0cm" presentation:class="date-time">
          <draw:text-box>
            <text:p text:style-name="MP2"><presentation:date-time/></text:p>
          </draw:text-box>
        </draw:frame>
        <draw:frame presentation:style-name="Mpr5" draw:text-style-name="MP1" draw:layer="backgroundobjects" svg:width="9.113cm" svg:height="1.484cm" svg:x="0cm" svg:y="28.215cm" presentation:class="footer">
          <draw:text-box>
            <text:p text:style-name="MP1"><presentation:footer/></text:p>
          </draw:text-box>
        </draw:frame>
        <draw:frame presentation:style-name="Mpr5"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Title_20_-_20_Top" style:display-name="Title - Top" style:page-layout-name="PM1" draw:style-name="Mdp1">
      <draw:line draw:name="Shape 2" draw:style-name="Mgr3" draw:text-style-name="MP3" draw:layer="backgroundobjects" svg:x1="1.799cm" svg:y1="5.468cm" svg:x2="34.325cm" svg:y2="5.468cm">
        <text:p/>
      </draw:line>
      <draw:frame draw:name="droppedImage.png" draw:style-name="Mgr4" draw:text-style-name="MP4" draw:layer="backgroundobjects" svg:width="6.137cm" svg:height="2.266cm" svg:x="28.328cm" svg:y="2.534cm">
        <draw:image xlink:href="Pictures/100002010000017300000089F4976BA5.png" xlink:type="simple" xlink:show="embed" xlink:actuate="onLoad">
          <text:p/>
        </draw:image>
      </draw:frame>
      <draw:frame draw:name="Shape 70" presentation:style-name="Mpr6" draw:text-style-name="MP3" draw:layer="backgroundobjects" svg:width="32.948cm" svg:height="3.88cm" svg:x="1.588cm" svg:y="0.917cm" presentation:class="title" presentation:user-transformed="true">
        <draw:text-box>
          <text:p text:style-name="MP5"><text:span text:style-name="MT1">Click to edit the title text formatTitle Text</text:span></text:p>
        </draw:text-box>
      </draw:frame>
      <draw:frame draw:name="Shape 71" presentation:style-name="Mpr7" draw:text-style-name="MP10" draw:layer="backgroundobjects" svg:width="0.866cm" svg:height="0.832cm" svg:x="34.078cm" svg:y="25.541cm" presentation:class="page-number" presentation:user-transformed="true">
        <draw:text-box>
          <text:p/>
        </draw:text-box>
      </draw:frame>
      <draw:frame presentation:style-name="Title_20_-_20_Top-outline1" draw:layer="backgroundobjects" svg:width="32.51cm" svg:height="15.712cm" svg:x="1.806cm" svg:y="6.339cm" presentation:class="outline" presentation:placeholder="true">
        <draw:text-box/>
      </draw:frame>
      <presentation:notes style:page-layout-name="PM0">
        <draw:page-thumbnail presentation:style-name="Title_20_-_20_Top-title" draw:layer="backgroundobjects" svg:width="14.848cm" svg:height="11.136cm" svg:x="3.075cm" svg:y="2.257cm" presentation:class="page"/>
        <draw:frame presentation:style-name="Title_20_-_20_Top-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presentation:header/></text:p>
          </draw:text-box>
        </draw:frame>
        <draw:frame presentation:style-name="Mpr8" draw:text-style-name="MP2" draw:layer="backgroundobjects" svg:width="9.113cm" svg:height="1.484cm" svg:x="11.886cm" svg:y="0cm" presentation:class="date-time">
          <draw:text-box>
            <text:p text:style-name="MP2"><presentation:date-time/></text:p>
          </draw:text-box>
        </draw:frame>
        <draw:frame presentation:style-name="Mpr9" draw:text-style-name="MP1" draw:layer="backgroundobjects" svg:width="9.113cm" svg:height="1.484cm" svg:x="0cm" svg:y="28.215cm" presentation:class="footer">
          <draw:text-box>
            <text:p text:style-name="MP1"><presentation:footer/></text:p>
          </draw:text-box>
        </draw:frame>
        <draw:frame presentation:style-name="Mpr9"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81"/>
    <meta:generator>LibreOffice/4.3.4.1$MacOSX_X86_64 LibreOffice_project/bc356b2f991740509f321d70e4512a6a54c5f243</meta:generator>
  </office:meta>
</office:document-meta>
</file>